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bfb8" officeooo:paragraph-rsid="0010bf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rqafa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8:27:49.699409637</meta:creation-date>
    <dc:date>2020-07-23T18:28:43.090920317</dc:date>
    <meta:editing-duration>PT54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0.7.3$Linux_X86_64 LibreOffice_project/00m0$Build-3</meta:generator>
  </office:meta>
</office:document-meta>
</file>